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499cm" table:align="margins"/>
    </style:style>
    <style:style style:name="Table1.A" style:family="table-column">
      <style:table-column-properties style:column-width="13.75cm" style:rel-column-width="32767*"/>
    </style:style>
    <style:style style:name="Table1.B" style:family="table-column">
      <style:table-column-properties style:column-width="13.7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28.099cm" fo:margin-left="-0.307cm" table:align="left"/>
    </style:style>
    <style:style style:name="Table2.A" style:family="table-column">
      <style:table-column-properties style:column-width="0.494cm"/>
    </style:style>
    <style:style style:name="Table2.B" style:family="table-column">
      <style:table-column-properties style:column-width="1.711cm"/>
    </style:style>
    <style:style style:name="Table2.C" style:family="table-column">
      <style:table-column-properties style:column-width="5.027cm"/>
    </style:style>
    <style:style style:name="Table2.D" style:family="table-column">
      <style:table-column-properties style:column-width="1.57cm"/>
    </style:style>
    <style:style style:name="Table2.E" style:family="table-column">
      <style:table-column-properties style:column-width="4.18cm"/>
    </style:style>
    <style:style style:name="Table2.F" style:family="table-column">
      <style:table-column-properties style:column-width="2.117cm"/>
    </style:style>
    <style:style style:name="Table2.G" style:family="table-column">
      <style:table-column-properties style:column-width="1.905cm"/>
    </style:style>
    <style:style style:name="Table2.H" style:family="table-column">
      <style:table-column-properties style:column-width="2.999cm"/>
    </style:style>
    <style:style style:name="Table2.I" style:family="table-column">
      <style:table-column-properties style:column-width="1.446cm"/>
    </style:style>
    <style:style style:name="Table2.J" style:family="table-column">
      <style:table-column-properties style:column-width="1.358cm"/>
    </style:style>
    <style:style style:name="Table2.K" style:family="table-column">
      <style:table-column-properties style:column-width="2.293cm"/>
    </style:style>
    <style:style style:name="Table2.A1" style:family="table-cell">
      <style:table-cell-properties style:vertical-align="middle" fo:background-color="#dde8c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style:vertical-align="middle" fo:background-color="#dde8cb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4" style:family="paragraph" style:parent-style-name="Text_20_body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fo:color="#c9211e" style:font-name="游ゴシック1" fo:font-size="9pt" fo:language="en" fo:country="US" fo:font-weight="bold" officeooo:rsid="0062d528" officeooo:paragraph-rsid="01a86419" style:font-name-asian="游ゴシック1" style:font-size-asian="9pt" style:language-asian="zh" style:country-asian="TW" style:font-weight-asian="bold" style:font-size-complex="9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1a6e54e" officeooo:paragraph-rsid="01a86419" style:font-name-asian="游ゴシック1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47b1b8" style:font-name-asian="游ゴシック1" style:font-size-asian="9pt" style:language-asian="ja" style:country-asian="JP" style:font-size-complex="9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shadow="none">
        <style:tab-stops/>
      </style:paragraph-properties>
      <style:text-properties style:font-name="游ゴシック1" fo:font-size="14pt" fo:language="en" fo:country="US" fo:font-weight="bold" officeooo:rsid="0062d528" officeooo:paragraph-rsid="01a86419" style:font-name-asian="游ゴシック1" style:font-size-asian="14pt" style:language-asian="zh" style:country-asian="TW" style:font-weight-asian="bold" style:font-size-complex="14pt" style:font-weight-complex="bold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游ゴシック1" fo:font-size="7pt" officeooo:rsid="0265b102" officeooo:paragraph-rsid="0265b102" style:font-name-asian="游ゴシック1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.101cm" fo:margin-bottom="0.101cm" loext:contextual-spacing="false" fo:text-align="end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55e46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e1217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3" style:family="text">
      <style:text-properties style:font-name="游ゴシック1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4" style:family="text">
      <style:text-properties style:font-name="游ゴシック1" style:font-name-asian="游ゴシック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Name" text:name="py3o.o.partner_id.parent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Number" text:name="o.number"/>
        <text:user-field-decl office:value-type="string" office:string-value="py3o.obj.number" text:name="InvoiceNumber"/>
        <text:user-field-decl office:value-type="string" office:string-value="Model" text:name="py3o.o.product_id.name"/>
        <text:user-field-decl office:value-type="string" office:string-value="Logo" text:name="py3o.o.company_id.logo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Price Unit" text:name="py3o.l.price_unit"/>
        <text:user-field-decl office:value-type="string" office:string-value="Signature Name" text:name="py3o.o.user_id.partner_id.signature_name"/>
        <text:user-field-decl office:value-type="string" office:string-value="Company Type" text:name="py3o.o.partner_id.company_type"/>
        <text:user-field-decl office:value-type="string" office:string-value="Zip Code" text:name="py3o.o.partner_id.zip"/>
        <text:user-field-decl office:value-type="string" office:string-value="Zip Code" text:name="py3o.o.partner_id.parent_id.zip"/>
        <text:user-field-decl office:value-type="string" office:string-value="State Name" text:name="py3o.o.partner_id.state_id.name"/>
        <text:user-field-decl office:value-type="string" office:string-value="City" text:name="py3o.o.partner_id.city"/>
        <text:user-field-decl office:value-type="string" office:string-value="Street" text:name="py3o.o.partner_id.street"/>
        <text:user-field-decl office:value-type="string" office:string-value="State Name" text:name="py3o.o.partner_id.parent_id.state_id.name"/>
        <text:user-field-decl office:value-type="string" office:string-value="City" text:name="py3o.o.partner_id.parent_id.city"/>
        <text:user-field-decl office:value-type="string" office:string-value="Street" text:name="py3o.o.partner_id.parent_id.street"/>
        <text:user-field-decl office:value-type="string" office:string-value="Street2" text:name="py3o.o.partner_id.street2"/>
        <text:user-field-decl office:value-type="string" office:string-value="Street2" text:name="py3o.o.partner_id.parent_id.street2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Amount Untaxed" text:name="py3o.o.amount_untaxed"/>
        <text:user-field-decl office:value-type="string" office:string-value="Tax Amount" text:name="py3o.o.amount_tax"/>
        <text:user-field-decl office:value-type="float" office:value="0" text:name="py3o.o.company_id.bank_info"/>
        <text:user-field-decl office:value-type="string" office:string-value="Date Due" text:name="py3o.o.date_due"/>
        <text:user-field-decl office:value-type="string" office:string-value="CEO" text:name="py3o.o.company_id.ceo"/>
        <text:user-field-decl office:value-type="string" office:string-value="Move Name" text:name="py3o.line.name_renamed_2"/>
        <text:user-field-decl office:value-type="string" office:string-value="Sale Order Partner" text:name="py3o.line.sale_order_partner_id"/>
        <text:user-field-decl office:value-type="string" office:string-value="Zip" text:name="py3o.line.partner_id.zip"/>
        <text:user-field-decl office:value-type="string" office:string-value="Phone" text:name="py3o.line.partner_id.phone"/>
        <text:user-field-decl office:value-type="string" office:string-value="Product Name" text:name="py3o.line.product_id.name"/>
        <text:user-field-decl office:value-type="string" office:string-value="Code" text:name="py3o.line.product_id.default_code"/>
        <text:user-field-decl office:value-type="string" office:string-value="Quantity" text:name="py3o.line.product_uom_qty"/>
        <text:user-field-decl office:value-type="string" office:string-value="Unit" text:name="py3o.line.product_uom.name"/>
        <text:user-field-decl office:value-type="string" office:string-value="Report Date" text:name="py3o.o.report_date"/>
        <text:user-field-decl office:value-type="string" office:string-value="Move Name" text:name="py3o.line.move_id.name"/>
        <text:user-field-decl office:value-type="string" office:string-value="Sale Order Customer" text:name="py3o.line.move_id.sale_order_partner_id.name"/>
        <text:user-field-decl office:value-type="string" office:string-value="ZIP" text:name="py3o.line.move_id.sale_order_partner_id.zip"/>
        <text:user-field-decl office:value-type="string" office:string-value="Phone" text:name="py3o.line.move_id.sale_order_partner_id.phone"/>
        <text:user-field-decl office:value-type="string" office:string-value="Product Code" text:name="py3o.line.move_id.product_id.default_code"/>
        <text:user-field-decl office:value-type="string" office:string-value="Product Name" text:name="py3o.line.move_id.product_id.name"/>
        <text:user-field-decl office:value-type="string" office:string-value="Quantity" text:name="py3o.line.move_id.product_uom_qty"/>
        <text:user-field-decl office:value-type="string" office:string-value="Unit" text:name="py3o.line.move_id.product_uom.name"/>
        <text:user-field-decl office:value-type="string" office:string-value="Partner Address" text:name="py3o.line.move_id.picking_id.report_address"/>
        <text:user-field-decl office:value-type="string" office:string-value="Customer" text:name="py3o.o.partner_id.name"/>
        <text:user-field-decl office:value-type="string" office:string-value="PartnerDisplayName" text:name="py3o.l.partner_id.display_name"/>
        <text:user-field-decl office:value-type="string" office:string-value="ZIP" text:name="py3o.l.partner_id.zip"/>
        <text:user-field-decl office:value-type="string" office:string-value="PartnerAddress" text:name="py3o.l.picking_id.report_address"/>
        <text:user-field-decl office:value-type="string" office:string-value="Phone" text:name="py3o.l.partner_id.phone"/>
        <text:user-field-decl office:value-type="string" office:string-value="ProductCode" text:name="py3o.l.move_id.product_id.default_code"/>
        <text:user-field-decl office:value-type="string" office:string-value="ProductName" text:name="py3o.l.move_id.product_id.name"/>
        <text:user-field-decl office:value-type="string" office:string-value="Quantity" text:name="py3o.l.move_id.product_uom_qty"/>
        <text:user-field-decl office:value-type="string" office:string-value="Unit" text:name="py3o.l.move_id.product_uom.name"/>
        <text:user-field-decl office:value-type="string" office:string-value="DeliveryDate" text:name="py3o.l.picking_id.delivery_due_date"/>
        <text:user-field-decl office:value-type="string" office:string-value="Quantity" text:name="py3o.l.quantity"/>
        <text:user-field-decl office:value-type="string" office:string-value="PartnerRef" text:name="py3o.l.partner_id.ref"/>
      </text:user-field-decls>
      <text:p text:style-name="P10"><text:a xlink:type="simple" xlink:href="py3o://for=%22o%20in%20objects%22" text:style-name="Internet_20_link" text:visited-style-name="Visited_20_Internet_20_Link"><text:span text:style-name="T4">for="o in objects"</text:span></text:a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user-field-get text:name="py3o.o.partner_id.name">Customer</text:user-field-get>　御中</text:p>
          </table:table-cell>
          <table:table-cell table:style-name="Table1.A1" office:value-type="string">
            <text:p text:style-name="P13"><text:user-field-get text:name="py3o.o.report_date">Report Date</text:user-field-get></text:p>
          </table:table-cell>
        </table:table-row>
      </table:table>
      <text:p text:style-name="P7"/>
      <text:p text:style-name="P9">配送依頼書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header-rows>
          <table:table-row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1">得意先コード</text:p>
            </table:table-cell>
            <table:table-cell table:style-name="Table2.A1" office:value-type="string">
              <text:p text:style-name="P11">配送先</text:p>
            </table:table-cell>
            <table:table-cell table:style-name="Table2.A1" office:value-type="string">
              <text:p text:style-name="P15">〒</text:p>
            </table:table-cell>
            <table:table-cell table:style-name="Table2.A1" office:value-type="string">
              <text:p text:style-name="P15">住所</text:p>
            </table:table-cell>
            <table:table-cell table:style-name="Table2.A1" office:value-type="string">
              <text:p text:style-name="P15">TEL</text:p>
            </table:table-cell>
            <table:table-cell table:style-name="Table2.A1" office:value-type="string">
              <text:p text:style-name="P15">商品コード</text:p>
            </table:table-cell>
            <table:table-cell table:style-name="Table2.A1" office:value-type="string">
              <text:p text:style-name="P15">商品名</text:p>
            </table:table-cell>
            <table:table-cell table:style-name="Table2.A1" office:value-type="string">
              <text:p text:style-name="P15">数量</text:p>
            </table:table-cell>
            <table:table-cell table:style-name="Table2.A1" office:value-type="string">
              <text:p text:style-name="P15">単位</text:p>
            </table:table-cell>
            <table:table-cell table:style-name="Table2.A1" office:value-type="string">
              <text:p text:style-name="P15">納品日</text:p>
            </table:table-cell>
            <table:table-cell table:style-name="Table2.L1" office:value-type="string">
              <text:p text:style-name="P15">備考</text:p>
            </table:table-cell>
          </table:table-row>
        </table:table-header-rows>
        <table:table-row>
          <table:table-cell table:style-name="Table2.A2" office:value-type="string">
            <text:p text:style-name="P2"><text:a xlink:type="simple" xlink:href="py3o://for=%22l%20in%20o.line_ids%22" text:style-name="Internet_20_link" text:visited-style-name="Visited_20_Internet_20_Link"><text:span text:style-name="T2">for="l in o.line_ids"</text:span></text:a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L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><text:sequence text:ref-name="refDrawing0" text:name="Drawing" text:formula="ooow:Drawing+1" style:num-format="1">1</text:sequence></text:p>
          </table:table-cell>
          <table:table-cell table:style-name="Table2.A2" office:value-type="string">
            <text:p text:style-name="P17"><text:user-field-get text:name="py3o.l.partner_id.ref">PartnerRef</text:user-field-get></text:p>
          </table:table-cell>
          <table:table-cell table:style-name="Table2.A2" office:value-type="string">
            <text:p text:style-name="P17"><text:user-field-get text:name="py3o.l.partner_id.display_name">PartnerDisplayName</text:user-field-get></text:p>
          </table:table-cell>
          <table:table-cell table:style-name="Table2.A2" office:value-type="string">
            <text:p text:style-name="P17"><text:user-field-get text:name="py3o.l.partner_id.zip">ZIP</text:user-field-get></text:p>
          </table:table-cell>
          <table:table-cell table:style-name="Table2.A2" office:value-type="string">
            <text:p text:style-name="P17"><text:user-field-get text:name="py3o.l.picking_id.report_address">PartnerAddress</text:user-field-get></text:p>
          </table:table-cell>
          <table:table-cell table:style-name="Table2.A2" office:value-type="string">
            <text:p text:style-name="P17"><text:user-field-get text:name="py3o.l.partner_id.phone">Phone</text:user-field-get></text:p>
          </table:table-cell>
          <table:table-cell table:style-name="Table2.A2" office:value-type="string">
            <text:p text:style-name="P17"><text:user-field-get text:name="py3o.l.move_id.product_id.default_code">ProductCode</text:user-field-get></text:p>
          </table:table-cell>
          <table:table-cell table:style-name="Table2.A2" office:value-type="string">
            <text:p text:style-name="P17"><text:user-field-get text:name="py3o.l.move_id.product_id.name">ProductName</text:user-field-get></text:p>
          </table:table-cell>
          <table:table-cell table:style-name="Table2.A2" office:value-type="string">
            <text:p text:style-name="P18"><text:user-field-get text:name="py3o.l.quantity">Quantity</text:user-field-get></text:p>
          </table:table-cell>
          <table:table-cell table:style-name="Table2.A2" office:value-type="string">
            <text:p text:style-name="P17"><text:user-field-get text:name="py3o.l.move_id.product_uom.name">Unit</text:user-field-get></text:p>
          </table:table-cell>
          <table:table-cell table:style-name="Table2.A2" office:value-type="string">
            <text:p text:style-name="P17"><text:user-field-get text:name="py3o.l.picking_id.delivery_due_date">DeliveryDate</text:user-field-get></text:p>
          </table:table-cell>
          <table:table-cell table:style-name="Table2.L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L2" office:value-type="string">
            <text:p text:style-name="P17"/>
          </table:table-cell>
        </table:table-row>
      </table:table>
      <text:p text:style-name="P8"/>
      <text:p text:style-name="P3"/>
      <text:p text:style-name="P5"><text:tab/>※貴社保管在庫より、出庫の上、配送をお願い申し上げます。</text:p>
      <text:p text:style-name="P3"/>
      <text:p text:style-name="P4"><text:user-field-get text:name="py3o.o.company_id.name">Company Name</text:user-field-get></text:p>
      <text:p text:style-name="P4"/>
      <text:p text:style-name="P4"><text:user-field-get text:name="py3o.o.user_id.name">User Name</text:user-field-get></text:p>
      <text:p text:style-name="P1"><text:a xlink:type="simple" xlink:href="py3o:///for" text:style-name="Internet_20_link" text:visited-style-name="Visited_20_Internet_20_Link"><text:span text:style-name="T3">/for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family="游ゴシック" style:font-style-name="標準" style:font-family-generic="modern" style:font-pitch="variable" fo:font-size="9pt" fo:language="en" fo:country="US" officeooo:rsid="0062d528" style:font-name-asian="游ゴシック" style:font-family-asian="游ゴシック" style:font-style-name-asian="標準" style:font-family-generic-asian="modern" style:font-pitch-asian="variable" style:font-size-asian="9pt" style:language-asian="ja" style:country-asian="JP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0pt" fo:font-style="normal" fo:text-shadow="none" style:text-underline-style="none" fo:font-weight="normal" style:font-name-asian="ＭＳ Ｐ明朝" style:font-family-asian="'ＭＳ Ｐ明朝'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10T18:01:36.780000000</dc:date>
    <meta:editing-duration>P3DT7H47M49S</meta:editing-duration>
    <meta:editing-cycles>553</meta:editing-cycles>
    <meta:generator>LibreOffice/6.1.5.2$Windows_X86_64 LibreOffice_project/90f8dcf33c87b3705e78202e3df5142b201bd805</meta:generator>
    <meta:document-statistic meta:table-count="2" meta:image-count="0" meta:object-count="0" meta:page-count="1" meta:paragraph-count="33" meta:word-count="94" meta:character-count="258" meta:non-whitespace-character-count="247"/>
  </office:meta>
</office:document-meta>
</file>